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issingRequestValueException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ValueExce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ValueException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issingRequestValueException.MissingRequestValueException( String name , Class &lt; ? &gt; type , String label ,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